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style:font-name="Liberation Serif" officeooo:rsid="004995eb" officeooo:paragraph-rsid="004995eb"/>
    </style:style>
    <style:style style:name="P3" style:family="paragraph" style:parent-style-name="Text_20_body">
      <style:text-properties style:font-name="Liberation Serif" officeooo:rsid="003b1533" officeooo:paragraph-rsid="003b1533"/>
    </style:style>
    <style:style style:name="P4" style:family="paragraph" style:parent-style-name="Text_20_body">
      <style:text-properties style:font-name="Liberation Serif" officeooo:rsid="003e9c06" officeooo:paragraph-rsid="004cb5a0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3e9c06" style:font-weight-asian="normal" style:font-weight-complex="normal"/>
    </style:style>
    <style:style style:name="P6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3beac" style:font-style-asian="normal" style:font-weight-asian="normal" style:font-style-complex="normal" style:font-weight-complex="normal"/>
    </style:style>
    <style:style style:name="P7" style:family="paragraph" style:parent-style-name="Subtitle">
      <style:text-properties style:font-name="Liberation Serif"/>
    </style:style>
    <style:style style:name="P8" style:family="paragraph" style:parent-style-name="Heading_20_1">
      <style:text-properties style:font-name="Liberation Serif" officeooo:rsid="003b1533" officeooo:paragraph-rsid="003b1533"/>
    </style:style>
    <style:style style:name="P9" style:family="paragraph" style:parent-style-name="Heading_20_1">
      <style:text-properties officeooo:rsid="004cb5a0" officeooo:paragraph-rsid="004cb5a0"/>
    </style:style>
    <style:style style:name="P10" style:family="paragraph" style:parent-style-name="Text_20_body">
      <style:text-properties style:font-name="Liberation Serif" fo:font-style="normal" officeooo:rsid="003e9c06" officeooo:paragraph-rsid="003e9c06" style:font-style-asian="normal" style:font-style-complex="normal"/>
    </style:style>
    <style:style style:name="P11" style:family="paragraph" style:parent-style-name="Text_20_body" style:list-style-name="L1">
      <style:text-properties style:font-name="Liberation Serif" officeooo:rsid="003e9c06" officeooo:paragraph-rsid="003e9c06"/>
    </style:style>
    <style:style style:name="P12" style:family="paragraph" style:parent-style-name="Text_20_body" style:list-style-name="L1">
      <style:text-properties style:font-name="Liberation Serif" officeooo:rsid="00404de8" officeooo:paragraph-rsid="00404de8"/>
    </style:style>
    <style:style style:name="P13" style:family="paragraph" style:parent-style-name="Text_20_body" style:list-style-name="L1">
      <style:text-properties style:font-name="Liberation Serif" officeooo:rsid="004102b2" officeooo:paragraph-rsid="004cb5a0"/>
    </style:style>
    <style:style style:name="P14" style:family="paragraph" style:parent-style-name="Text_20_body">
      <style:text-properties style:font-name="Liberation Serif" officeooo:rsid="003b1533" officeooo:paragraph-rsid="003b1533"/>
    </style:style>
    <style:style style:name="P15" style:family="paragraph" style:parent-style-name="Text_20_body" style:list-style-name="L2">
      <style:text-properties officeooo:rsid="004cb5a0" officeooo:paragraph-rsid="004cb5a0"/>
    </style:style>
    <style:style style:name="P16" style:family="paragraph" style:parent-style-name="Text_20_body" style:list-style-name="L2">
      <style:text-properties officeooo:rsid="004cb5a0" officeooo:paragraph-rsid="004cba38"/>
    </style:style>
    <style:style style:name="P17" style:family="paragraph" style:parent-style-name="Text_20_body">
      <style:text-properties officeooo:rsid="0016b253" officeooo:paragraph-rsid="004ceafb"/>
    </style:style>
    <style:style style:name="P18" style:family="paragraph" style:parent-style-name="Text_20_body">
      <style:text-properties officeooo:rsid="001b0967" officeooo:paragraph-rsid="004ceafb"/>
    </style:style>
    <style:style style:name="P19" style:family="paragraph" style:parent-style-name="Text_20_body" style:list-style-name="L3">
      <style:text-properties officeooo:rsid="001b0967" officeooo:paragraph-rsid="004ceafb"/>
    </style:style>
    <style:style style:name="P20" style:family="paragraph" style:parent-style-name="Text_20_body" style:list-style-name="L3">
      <style:text-properties fo:font-weight="normal" officeooo:rsid="001b0967" officeooo:paragraph-rsid="004ceafb" style:font-weight-asian="normal" style:font-weight-complex="normal"/>
    </style:style>
    <style:style style:name="P21" style:family="paragraph" style:parent-style-name="Text_20_body">
      <style:text-properties fo:font-weight="normal" officeooo:rsid="001b0967" officeooo:paragraph-rsid="004ceafb" style:font-weight-asian="normal" style:font-weight-complex="normal"/>
    </style:style>
    <style:style style:name="P22" style:family="paragraph" style:parent-style-name="Text_20_body" style:list-style-name="L3">
      <style:text-properties fo:font-weight="normal" officeooo:rsid="00287aca" officeooo:paragraph-rsid="004ceafb" style:font-weight-asian="normal" style:font-weight-complex="normal"/>
    </style:style>
    <style:style style:name="P23" style:family="paragraph" style:parent-style-name="Text_20_body" style:list-style-name="L3">
      <style:text-properties fo:font-weight="normal" officeooo:rsid="0026ad97" officeooo:paragraph-rsid="004ceafb" style:font-weight-asian="normal" style:font-weight-complex="normal"/>
    </style:style>
    <style:style style:name="P24" style:family="paragraph" style:parent-style-name="Text_20_body" style:list-style-name="L4">
      <style:text-properties fo:font-weight="normal" officeooo:rsid="0026ad97" officeooo:paragraph-rsid="004ceafb" style:font-weight-asian="normal" style:font-weight-complex="normal"/>
    </style:style>
    <style:style style:name="P25" style:family="paragraph" style:parent-style-name="Text_20_body" style:list-style-name="L4">
      <style:text-properties fo:font-weight="normal" officeooo:rsid="00236dcf" officeooo:paragraph-rsid="004ceafb" style:font-weight-asian="normal" style:font-weight-complex="normal"/>
    </style:style>
    <style:style style:name="P26" style:family="paragraph" style:parent-style-name="Text_20_body">
      <style:text-properties officeooo:rsid="0020e30f" officeooo:paragraph-rsid="004ceafb"/>
    </style:style>
    <style:style style:name="P27" style:family="paragraph" style:parent-style-name="Heading_20_2">
      <style:text-properties officeooo:paragraph-rsid="004ceafb"/>
    </style:style>
    <style:style style:name="T1" style:family="text">
      <style:text-properties officeooo:rsid="003cf68d"/>
    </style:style>
    <style:style style:name="T2" style:family="text">
      <style:text-properties officeooo:rsid="00404de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cb5a0" style:font-style-asian="italic" style:font-style-complex="italic"/>
    </style:style>
    <style:style style:name="T5" style:family="text">
      <style:text-properties fo:font-style="italic" officeooo:rsid="00404de8" style:font-style-asian="italic" style:font-style-complex="italic"/>
    </style:style>
    <style:style style:name="T6" style:family="text">
      <style:text-properties officeooo:rsid="00413267"/>
    </style:style>
    <style:style style:name="T7" style:family="text">
      <style:text-properties officeooo:rsid="00479e66"/>
    </style:style>
    <style:style style:name="T8" style:family="text">
      <style:text-properties officeooo:rsid="004cb5a0"/>
    </style:style>
    <style:style style:name="T9" style:family="text">
      <style:text-properties fo:font-style="normal" officeooo:rsid="004cb5a0" style:font-style-asian="normal" style:font-style-complex="normal"/>
    </style:style>
    <style:style style:name="T10" style:family="text">
      <style:text-properties fo:font-style="normal" officeooo:rsid="00404de8" style:font-style-asian="normal" style:font-style-complex="normal"/>
    </style:style>
    <style:style style:name="T11" style:family="text">
      <style:text-properties officeooo:rsid="004cba38"/>
    </style:style>
    <style:style style:name="T12" style:family="text">
      <style:text-properties officeooo:rsid="004ceafb"/>
    </style:style>
    <style:style style:name="T13" style:family="text">
      <style:text-properties officeooo:rsid="003772c5"/>
    </style:style>
    <style:style style:name="T14" style:family="text">
      <style:text-properties officeooo:rsid="002a508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b0967" style:font-weight-asian="normal" style:font-weight-complex="normal"/>
    </style:style>
    <style:style style:name="T17" style:family="text">
      <style:text-properties fo:font-weight="normal" officeooo:rsid="00236dcf" style:font-weight-asian="normal" style:font-weight-complex="normal"/>
    </style:style>
    <style:style style:name="T18" style:family="text">
      <style:text-properties fo:font-weight="normal" officeooo:rsid="0031ff06" style:font-weight-asian="normal" style:font-weight-complex="normal"/>
    </style:style>
    <style:style style:name="T19" style:family="text">
      <style:text-properties fo:font-weight="normal" officeooo:rsid="004ceafb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b0967" style:font-weight-asian="bold" style:font-weight-complex="bold"/>
    </style:style>
    <style:style style:name="T22" style:family="text">
      <style:text-properties fo:font-weight="bold" officeooo:rsid="00236dcf" style:font-weight-asian="bold" style:font-weight-complex="bold"/>
    </style:style>
    <style:style style:name="T23" style:family="text">
      <style:text-properties fo:font-weight="bold" officeooo:rsid="004ceafb" style:font-weight-asian="bold" style:font-weight-complex="bold"/>
    </style:style>
    <style:style style:name="T24" style:family="text">
      <style:text-properties style:font-name="Liberation Serif" fo:font-weight="normal" style:font-weight-asian="normal" style:font-weight-complex="normal"/>
    </style:style>
    <style:style style:name="T25" style:family="text">
      <style:text-properties style:font-name="Liberation Serif" fo:font-weight="normal" officeooo:rsid="003772c5" style:font-weight-asian="normal" style:font-weight-complex="normal"/>
    </style:style>
    <style:style style:name="T26" style:family="text">
      <style:text-properties style:font-name="Liberation Serif" fo:font-weight="normal" officeooo:rsid="002a508d" style:font-weight-asian="normal" style:font-weight-complex="normal"/>
    </style:style>
    <style:style style:name="T27" style:family="text">
      <style:text-properties style:font-name="Liberation Serif" officeooo:rsid="002a508d"/>
    </style:style>
    <style:style style:name="T28" style:family="text">
      <style:text-properties officeooo:rsid="00236d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3Bucket: <text:span text:style-name="T12">stormobj</text:span>_archive</text:p>
      <text:p text:style-name="P7"><text:date style:data-style-name="N37" text:date-value="2016-09-20T12:55:56.051617814">20/09/16</text:date> </text:p>
      <text:h text:style-name="P8" text:outline-level="1">Summary</text:h>
      <text:p text:style-name="P3"/>
      <text:h text:style-name="P8" text:outline-level="1">Structure</text:h>
      <text:p text:style-name="P3"/>
      <text:h text:style-name="P27" text:outline-level="2">Volume Data</text:h>
      <text:p text:style-name="P17">vol_data<text:span text:style-name="T16">_</text:span><text:span text:style-name="T21">ID_yyyymmdd</text:span>.h5</text:p>
      <text:p text:style-name="P18">HDF5 file containing one top level group for each start_time entry in <text:span text:style-name="T23">volume database</text:span></text:p>
      <text:p text:style-name="P21">Structure:</text:p>
      <text:p text:style-name="P18"><text:span text:style-name="T15">vol_data_</text:span><text:span text:style-name="T20">ID_yyyymmdd.</text:span><text:span text:style-name="T15">h5</text:span></text:p>
      <text:list xml:id="list5505606683953605105" text:style-name="L3">
        <text:list-item>
          <text:p text:style-name="P22">vol_id (int16)</text:p>
          <text:list>
            <text:list-item>
              <text:p text:style-name="P20">tilt1_refl_img <text:span text:style-name="T14">(int16*10)</text:span></text:p>
            </text:list-item>
            <text:list-item>
              <text:p text:style-name="P20">tilt2_refl_img <text:span text:style-name="T14">(int16*10)</text:span></text:p>
            </text:list-item>
            <text:list-item>
              <text:p text:style-name="P20">tilt1_vel_img <text:span text:style-name="T14">(int16*10)</text:span></text:p>
            </text:list-item>
            <text:list-item>
              <text:p text:style-name="P20">tilt2_vel_img <text:span text:style-name="T14">(int16*10)</text:span></text:p>
            </text:list-item>
          </text:list>
        </text:list-item>
        <text:list-item>
          <text:p text:style-name="P23">atts</text:p>
          <text:list>
            <text:list-item>
              <text:p text:style-name="P20">img_<text:span text:style-name="T13">max</text:span>_lat <text:span text:style-name="T14">int32(lat*1000)</text:span></text:p>
            </text:list-item>
            <text:list-item>
              <text:p text:style-name="P20">img_<text:span text:style-name="T13">min</text:span>_l<text:span text:style-name="T13">at</text:span> <text:span text:style-name="T14">int32(lon*1000)</text:span></text:p>
            </text:list-item>
            <text:list-item>
              <text:p text:style-name="P20">img_<text:span text:style-name="T13">max</text:span>_l<text:span text:style-name="T13">on</text:span> <text:span text:style-name="T14">int32(lat*1000)</text:span></text:p>
            </text:list-item>
            <text:list-item>
              <text:p text:style-name="P19"><text:span text:style-name="T24">img_</text:span><text:span text:style-name="T25">min</text:span><text:span text:style-name="T24">_lon </text:span><text:span text:style-name="T26">int32(lon*1000)</text:span></text:p>
            </text:list-item>
          </text:list>
        </text:list-item>
      </text:list>
      <text:h text:style-name="P27" text:outline-level="2">Pr<text:span text:style-name="T12">ocessed</text:span> Data</text:h>
      <text:p text:style-name="P26">HDF5 data file containing one top level group for each <text:span text:style-name="T19">entry in </text:span><text:span text:style-name="T23">stormobj database</text:span></text:p>
      <text:list xml:id="list1106762052732693090" text:style-name="L4">
        <text:list-item>
          <text:p text:style-name="P25">subset_id</text:p>
          <text:list>
            <text:list-item>
              <text:p text:style-name="P25">refl_<text:span text:style-name="T13">vol</text:span> (<text:span text:style-name="T14">int16*10</text:span>)</text:p>
            </text:list-item>
            <text:list-item>
              <text:p text:style-name="P25">vel_<text:span text:style-name="T13">vol</text:span> (<text:span text:style-name="T14">int16*10</text:span>)</text:p>
            </text:list-item>
            <text:list-item>
              <text:p text:style-name="P25">top_h_grid (<text:span text:style-name="T14">uint16*10</text:span>)</text:p>
            </text:list-item>
            <text:list-item>
              <text:p text:style-name="P25"><text:soft-page-break/>sts_h_grid (<text:span text:style-name="T14">uint16*10</text:span>)</text:p>
            </text:list-item>
            <text:list-item>
              <text:p text:style-name="P25">MESH_grid (<text:span text:style-name="T14">uint16*10</text:span>)</text:p>
            </text:list-item>
            <text:list-item>
              <text:p text:style-name="P25">POSH_grid (<text:span text:style-name="T14">uint16*10</text:span>)</text:p>
            </text:list-item>
            <text:list-item>
              <text:p text:style-name="P25">max_dbz_grid (<text:span text:style-name="T14">uint16*10</text:span>)</text:p>
            </text:list-item>
            <text:list-item>
              <text:p text:style-name="P25">vil_grid (<text:span text:style-name="T14">uint16*10</text:span>)</text:p>
            </text:list-item>
          </text:list>
        </text:list-item>
        <text:list-item>
          <text:p text:style-name="P24">atts</text:p>
          <text:list>
            <text:list-item>
              <text:p text:style-name="P25">grid_h (<text:span text:style-name="T14">u</text:span>int<text:span text:style-name="T14">16</text:span>)</text:p>
            </text:list-item>
            <text:list-item>
              <text:p text:style-name="P25"><text:span text:style-name="T26">grid_v (</text:span><text:span text:style-name="T27">u</text:span><text:span text:style-name="T26">int</text:span><text:span text:style-name="T27">16</text:span><text:span text:style-name="T26">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20T12:55:55.957054000</dc:date>
    <meta:editing-duration>PT6H32M24S</meta:editing-duration>
    <meta:editing-cycles>36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2" meta:paragraph-count="34" meta:word-count="108" meta:character-count="785" meta:non-whitespace-character-count="736"/>
  </office:meta>
</office:document-meta>
</file>